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D00000234557AB1A7.png" manifest:media-type="image/png"/>
  <manifest:file-entry manifest:full-path="Pictures/10000000000003BE000002E2C23CF020.png" manifest:media-type="image/png"/>
  <manifest:file-entry manifest:full-path="Pictures/10000000000003BC000002319750DF48.png" manifest:media-type="image/png"/>
  <manifest:file-entry manifest:full-path="Pictures/10000000000003BB0000017F229BC83A.png" manifest:media-type="image/png"/>
  <manifest:file-entry manifest:full-path="Pictures/10000000000003BE0000021EF18A9B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173in" draw:z-index="0"><draw:image xlink:href="Pictures/10000000000003BE0000021EF18A9BF4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6.9252in" svg:height="2.7772in" draw:z-index="1"><draw:image xlink:href="Pictures/10000000000003BB0000017F229BC83A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5.3339in" draw:z-index="2"><draw:image xlink:href="Pictures/10000000000003BE000002E2C23CF02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4.0807in" draw:z-index="3"><draw:image xlink:href="Pictures/10000000000003BD00000234557AB1A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4.0634in" draw:z-index="4"><draw:image xlink:href="Pictures/10000000000003BC000002319750DF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9:45:36.182559286</meta:creation-date>
    <meta:generator>LibreOffice/4.2.7.2$Linux_X86_64 LibreOffice_project/420m0$Build-2</meta:generator>
    <dc:date>2014-12-08T19:51:23.698540869</dc:date>
    <meta:editing-duration>P0D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</office:meta>
</office:document-meta>
</file>